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Lora" svg:font-family="Lora, serif"/>
    <style:font-face style:name="SFMono-Regular" svg:font-family="SFMono-Regular, Menlo, Monaco, Consolas, 'Liberation Mono', 'Courier New'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000000" style:font-name="Lato" fo:font-size="12pt" fo:letter-spacing="normal" fo:font-style="normal" fo:font-weight="bold" officeooo:rsid="001c5180" officeooo:paragraph-rsid="001c518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1c5180" officeooo:paragraph-rsid="001c5180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c5180" officeooo:paragraph-rsid="001c5180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d3e27" officeooo:paragraph-rsid="001d3e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d3e27" officeooo:paragraph-rsid="001d3e2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d18b7" officeooo:paragraph-rsid="001d18b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1c5180" officeooo:paragraph-rsid="001d18b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paragraph-rsid="001d18b7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bold" officeooo:rsid="001d18b7" officeooo:paragraph-rsid="001d18b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bold" officeooo:paragraph-rsid="001dee8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2pt" fo:letter-spacing="normal" fo:font-style="normal" fo:font-weight="normal" officeooo:paragraph-rsid="001dee8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dee82" officeooo:paragraph-rsid="001dee8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2pt" fo:letter-spacing="normal" fo:font-style="normal" fo:font-weight="bold" officeooo:rsid="001d3e27" officeooo:paragraph-rsid="001d3e2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c5180" officeooo:paragraph-rsid="001c5180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font-name="Lato" fo:font-size="12pt" fo:letter-spacing="normal" fo:font-style="normal" fo:font-weight="normal" officeooo:rsid="001c5180" officeooo:paragraph-rsid="001c5180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c5180" officeooo:paragraph-rsid="001c5180"/>
    </style:style>
    <style:style style:name="P17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</style:style>
    <style:style style:name="P18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officeooo:paragraph-rsid="001d18b7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bold" officeooo:rsid="001d18b7" officeooo:paragraph-rsid="001c518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1pt" fo:letter-spacing="normal" fo:font-style="normal" fo:font-weight="normal" officeooo:rsid="001d18b7" officeooo:paragraph-rsid="001c518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1pt" fo:letter-spacing="normal" fo:font-style="normal" fo:font-weight="bold" officeooo:rsid="001d3e27" officeooo:paragraph-rsid="001d3e27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1d18b7" officeooo:paragraph-rsid="001d18b7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paragraph-rsid="001d18b7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1d3e27" officeooo:paragraph-rsid="001d3e27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111111" style:font-name="monospace" fo:font-size="12pt" fo:letter-spacing="normal" fo:font-style="normal" fo:font-weight="normal" officeooo:rsid="001d18b7" officeooo:paragraph-rsid="001c5180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1pt" fo:letter-spacing="normal" fo:font-style="normal" fo:font-weight="normal" officeooo:rsid="001d3e27" officeooo:paragraph-rsid="001d3e2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d3e27" officeooo:paragraph-rsid="001d3e27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1990b8" style:font-name="Lato" fo:font-size="10.5pt" fo:letter-spacing="normal" fo:font-style="normal" fo:font-weight="normal"/>
    </style:style>
    <style:style style:name="T2" style:family="text">
      <style:text-properties fo:font-variant="normal" fo:text-transform="none" fo:color="#2f9c0a" style:font-name="Lato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SFMono-Regular" fo:font-size="10.5pt" fo:letter-spacing="normal" fo:font-style="normal" fo:font-weight="bold" officeooo:rsid="001d18b7" style:font-weight-asian="bold" style:font-weight-complex="bold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style:font-name="monospace" officeooo:rsid="001d18b7"/>
    </style:style>
    <style:style style:name="T7" style:family="text">
      <style:text-properties style:font-weight-asian="normal" style:font-weight-complex="normal"/>
    </style:style>
    <style:style style:name="T8" style:family="text">
      <style:text-properties officeooo:rsid="001d18b7"/>
    </style:style>
    <style:style style:name="T9" style:family="text">
      <style:text-properties fo:color="#1990b8" style:font-name="Lato" fo:font-size="10.5pt" officeooo:rsid="001d18b7"/>
    </style:style>
    <style:style style:name="T10" style:family="text">
      <style:text-properties fo:color="#2f9c0a" style:font-name="Lato" fo:font-size="10.5pt" officeooo:rsid="001d18b7"/>
    </style:style>
    <style:style style:name="T11" style:family="text">
      <style:text-properties fo:font-size="11pt" style:font-size-asian="11pt" style:font-weight-asian="normal" style:font-size-complex="11pt" style:font-weight-complex="normal"/>
    </style:style>
    <style:style style:name="T12" style:family="text">
      <style:text-properties officeooo:rsid="001d18b7" style:font-size-asian="11pt" style:font-weight-asian="bold" style:font-size-complex="11pt" style:font-weight-complex="bold"/>
    </style:style>
    <style:style style:name="T13" style:family="text">
      <style:text-properties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ding Standards in Python:</text:p>
      <text:p text:style-name="P14"/>
      <text:p text:style-name="P2"><text:s text:c="13"/>Coding standards are the set of coding rules followed by all programmers to write code.</text:p>
      <text:p text:style-name="P3">This consists of Indentation, the maximum line length to be used, line breaks and blank lines, imports in python, and naming conventions.</text:p>
      <text:h text:style-name="P1" text:outline-level="2">Indentation</text:h>
      <text:p text:style-name="P15"><text:span text:style-name="T11">Space that is left at the beginning of the line .It is recommended to use 4 spaces or single tab space for indentation</text:span><text:span text:style-name="T7">.</text:span></text:p>
      <text:p text:style-name="P19">Imports:</text:p>
      <text:p text:style-name="P25"><text:s text:c="6"/></text:p>
      <text:p text:style-name="P16"><text:bookmark text:name="sample"/><text:bookmark text:name="textcode"/><text:span text:style-name="Source_20_Text"><text:span text:style-name="T9"># </text:span></text:span><text:span text:style-name="Source_20_Text"><text:span text:style-name="T10">first of all, the standard library imports</text:span></text:span></text:p>
      <text:p text:style-name="P17"><text:span text:style-name="Source_20_Text"><text:span text:style-name="T1">import</text:span></text:span><text:span text:style-name="Source_20_Text"><text:span text:style-name="T3"> standard_library_import_a</text:span></text:span></text:p>
      <text:p text:style-name="P17"><text:span text:style-name="Source_20_Text"><text:span text:style-name="T1">import</text:span></text:span><text:span text:style-name="Source_20_Text"><text:span text:style-name="T3"> standard_library_import_b</text:span></text:span></text:p>
      <text:p text:style-name="P17"><text:span text:style-name="Source_20_Text"><text:span text:style-name="T5"><text:s text:c="4"/></text:span></text:span></text:p>
      <text:p text:style-name="P17"><text:span text:style-name="Source_20_Text"><text:span text:style-name="T1">#</text:span></text:span><text:span text:style-name="Source_20_Text"><text:span text:style-name="T3"> </text:span></text:span><text:span text:style-name="Source_20_Text"><text:span text:style-name="T2">then,the third party imports</text:span></text:span></text:p>
      <text:p text:style-name="P17"><text:span text:style-name="Source_20_Text"><text:span text:style-name="T1">import</text:span></text:span><text:span text:style-name="Source_20_Text"><text:span text:style-name="T3"> third_party_import_a</text:span></text:span></text:p>
      <text:p text:style-name="P17"><text:span text:style-name="Source_20_Text"><text:span text:style-name="T1">import</text:span></text:span><text:span text:style-name="Source_20_Text"><text:span text:style-name="T3"> third_party_import_b</text:span></text:span></text:p>
      <text:p text:style-name="P17"><text:span text:style-name="Source_20_Text"><text:span text:style-name="T1">import</text:span></text:span><text:span text:style-name="Source_20_Text"><text:span text:style-name="T3"> third_party_import_c</text:span></text:span></text:p>
      <text:p text:style-name="P17"><text:span text:style-name="Source_20_Text"><text:span text:style-name="T5"><text:s text:c="4"/></text:span></text:span></text:p>
      <text:p text:style-name="P17"><text:span text:style-name="Source_20_Text"><text:span text:style-name="T1">#</text:span></text:span><text:span text:style-name="Source_20_Text"><text:span text:style-name="T3"> </text:span></text:span><text:span text:style-name="Source_20_Text"><text:span text:style-name="T2">at the last, local library import</text:span></text:span></text:p>
      <text:p text:style-name="P17"><text:span text:style-name="Source_20_Text"><text:span text:style-name="T3">from local_library </text:span></text:span><text:span text:style-name="Source_20_Text"><text:span text:style-name="T1">import</text:span></text:span><text:span text:style-name="Source_20_Text"><text:span text:style-name="T3"> local_a, local_b</text:span></text:span></text:p>
      <text:p text:style-name="P17"><text:span text:style-name="Source_20_Text"><text:span text:style-name="T3">from local_library_two </text:span></text:span><text:span text:style-name="Source_20_Text"><text:span text:style-name="T1">import</text:span></text:span><text:span text:style-name="Source_20_Text"><text:span text:style-name="T3"> local_c</text:span></text:span></text:p>
      <text:p text:style-name="P18"><text:span text:style-name="Source_20_Text"><text:span text:style-name="T4">Blank Lines</text:span></text:span></text:p>
      <text:p text:style-name="P22">In Python scripts, top-level function and classes are separated by two blank lines. Method definitions inside </text:p>
      <text:p text:style-name="P7"><text:span text:style-name="T8">classes should be separated by one blank line</text:span><text:span text:style-name="T6">.</text:span></text:p>
      <text:p text:style-name="P20"/>
      <text:p text:style-name="P6">Maximum Line Length</text:p>
      <text:p text:style-name="P9"/>
      <text:p text:style-name="P8"><text:span text:style-name="T12">The length of the line should not be greater than 79 characters.</text:span><text:span text:style-name="T13">In the case of docstrings and comments where a block of text is large, it is limited to 72 characters.</text:span></text:p>
      <text:p text:style-name="P23"/>
      <text:p text:style-name="P5">Whitespaces</text:p>
      <text:p text:style-name="P21"/>
      <text:p text:style-name="P24">Whitespaces should be avoided at the end of the line.</text:p>
      <text:p text:style-name="P5">Operators</text:p>
      <text:p text:style-name="P4">there must be a single white space around both sides of an operator</text:p>
      <text:p text:style-name="P5"/>
      <text:p text:style-name="P5">Naming Conventions</text:p>
      <text:p text:style-name="P26">a set of rules for choosing the character sequence that should be used for identifiers which denote variables, types, functions, and other entities in source code and documentation. </text:p>
      <text:p text:style-name="P26"/>
      <text:p text:style-name="P13">Comments</text:p>
      <text:p text:style-name="P26">Comments are used for in-code documentation in Python. They add to the understanding of the code</text:p>
      <text:p text:style-name="P27"/>
      <text:p text:style-name="P10"><text:bookmark text:name="module-level-dunder-names"/>Module Level dunder Names</text:p>
      <text:p text:style-name="P10"/>
      <text:p text:style-name="P11"><text:soft-page-break/>These are the special names that Python defines so that it won't get conflicted to the user-defined functions or names</text:p>
      <text:p text:style-name="P12">Example:</text:p>
      <text:p text:style-name="P12">__all__, __python__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Lora" svg:font-family="Lora, serif"/>
    <style:font-face style:name="SFMono-Regular" svg:font-family="SFMono-Regular, Menlo, Monaco, Consolas, 'Liberation Mono', 'Courier New'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4T07:36:01.009788650</meta:creation-date>
    <dc:date>2021-11-16T09:31:21.734697602</dc:date>
    <meta:editing-duration>PT1H42M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264" meta:character-count="1716" meta:non-whitespace-character-count="1455"/>
  </office:meta>
</office:document-meta>
</file>